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3pt" style:font-size-asian="13pt" style:font-size-complex="13pt"/>
    </style:style>
    <style:style style:name="P2" style:family="paragraph" style:parent-style-name="Preformatted_20_Text">
      <style:text-properties style:font-name="Arial"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font-name="Arial" fo:font-size="13pt" style:font-size-asian="13pt" style:font-size-complex="13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style:font-name="Arial" fo:font-size="13pt" style:font-size-asian="13pt" style:font-size-complex="13pt"/>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style:font-name="Arial" fo:font-size="13pt" style:font-size-asian="13pt" style:font-size-complex="13pt"/>
    </style:style>
    <style:style style:name="P15" style:family="paragraph" style:parent-style-name="Text_20_body" style:list-style-name="L8">
      <style:text-properties style:font-name="Arial" fo:font-size="13pt" style:font-size-asian="13pt" style:font-size-complex="13pt"/>
    </style:style>
    <style:style style:name="P16" style:family="paragraph" style:parent-style-name="Text_20_body" style:list-style-name="L9">
      <style:text-properties style:font-name="Arial" fo:font-size="13pt" style:font-size-asian="13pt" style:font-size-complex="13pt"/>
    </style:style>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9">
      <style:paragraph-properties fo:margin-top="0cm" fo:margin-bottom="0cm" loext:contextual-spacing="false"/>
    </style:style>
    <style:style style:name="P40" style:family="paragraph" style:parent-style-name="Text_20_body" style:list-style-name="L10">
      <style:paragraph-properties fo:margin-top="0cm" fo:margin-bottom="0cm" loext:contextual-spacing="false"/>
    </style:style>
    <style:style style:name="P41" style:family="paragraph" style:parent-style-name="Text_20_body" style:list-style-name="L12">
      <style:paragraph-properties fo:margin-top="0cm" fo:margin-bottom="0cm" loext:contextual-spacing="false"/>
    </style:style>
    <style:style style:name="P42" style:family="paragraph" style:parent-style-name="Text_20_body" style:list-style-name="L14">
      <style:paragraph-properties fo:margin-top="0cm" fo:margin-bottom="0cm" loext:contextual-spacing="false"/>
    </style:style>
    <style:style style:name="P43" style:family="paragraph" style:parent-style-name="Text_20_body" style:list-style-name="L16">
      <style:paragraph-properties fo:margin-top="0cm" fo:margin-bottom="0cm" loext:contextual-spacing="false"/>
    </style:style>
    <style:style style:name="P44" style:family="paragraph" style:parent-style-name="Text_20_body" style:list-style-name="L20">
      <style:paragraph-properties fo:margin-top="0cm" fo:margin-bottom="0cm" loext:contextual-spacing="false"/>
    </style:style>
    <style:style style:name="P45" style:family="paragraph" style:parent-style-name="Text_20_body" style:list-style-name="L9">
      <style:paragraph-properties fo:margin-top="0cm" fo:margin-bottom="0cm" loext:contextual-spacing="false"/>
      <style:text-properties style:font-name="Arial" fo:font-size="13pt" style:font-size-asian="13pt" style:font-size-complex="13pt"/>
    </style:style>
    <style:style style:name="P46" style:family="paragraph" style:parent-style-name="Horizontal_20_Line">
      <style:text-properties style:font-name="Arial" fo:font-size="13pt" style:font-size-asian="13pt" style:font-size-complex="13pt"/>
    </style:style>
    <style:style style:name="P47" style:family="paragraph" style:parent-style-name="Horizontal_20_Line">
      <style:text-properties style:font-name="Arial" fo:font-size="20pt" style:font-size-asian="20pt" style:font-size-complex="20pt"/>
    </style:style>
    <style:style style:name="P48" style:family="paragraph" style:parent-style-name="Preformatted_20_Text" style:list-style-name="L7"/>
    <style:style style:name="P49" style:family="paragraph" style:parent-style-name="Preformatted_20_Text">
      <style:text-properties style:font-name="Arial" fo:font-size="13pt" style:font-size-asian="13pt" style:font-size-complex="13pt"/>
    </style:style>
    <style:style style:name="P50" style:family="paragraph" style:parent-style-name="Preformatted_20_Text">
      <style:paragraph-properties fo:margin-top="0cm" fo:margin-bottom="0.499cm" loext:contextual-spacing="false"/>
    </style:style>
    <style:style style:name="P51" style:family="paragraph" style:parent-style-name="Preformatted_20_Text" style:list-style-name="L7">
      <style:paragraph-properties fo:margin-top="0cm" fo:margin-bottom="0.499cm" loext:contextual-spacing="false"/>
    </style:style>
    <style:style style:name="P52" style:family="paragraph" style:parent-style-name="Preformatted_20_Text" style:list-style-name="L8">
      <style:paragraph-properties fo:margin-top="0cm" fo:margin-bottom="0.499cm" loext:contextual-spacing="false"/>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fo:font-size="20pt" style:font-size-asian="20pt" style:font-size-complex="20pt"/>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style:font-name="Arial"/>
    </style:style>
    <style:style style:name="T7" style:family="text">
      <style:text-properties style:font-name="Arial" fo:font-size="13pt" style:font-size-asian="13pt" style:font-size-complex="13pt"/>
    </style:style>
    <style:style style:name="T8" style:family="text">
      <style:text-properties style:font-name="Arial"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3">69: Detección de Ataques DDoS con Machine Learning.</text:span></text:span></text:p>
      <text:p text:style-name="Horizontal_20_Line"><text:span text:style-name="Strong_20_Emphasis"><text:span text:style-name="T3"/></text:span></text:p>
      <text:h text:style-name="Heading_20_4" text:outline-level="4"><text:span text:style-name="Strong_20_Emphasis"><text:span text:style-name="T2">Descripción</text:span></text:span></text:h>
      <text:p text:style-name="P4">Este proyecto tiene como objetivo implementar un sistema de detección de ataques DDoS (Distributed Denial of Service) utilizando técnicas de Machine Learning. El sistema recopilará datos en tiempo real sobre el tráfico de red y aplicará un modelo de Machine Learning para identificar patrones sospechosos que puedan indicar un ataque DDoS. Este proyecto es muy relevante en el contexto de la ciberseguridad, ya que los ataques DDoS son una de las amenazas más comunes que pueden afectar a servidores y redes.</text:p>
      <text:h text:style-name="Heading_20_4" text:outline-level="4"><text:span text:style-name="Strong_20_Emphasis"><text:span text:style-name="T2">Función</text:span></text:span></text:h>
      <text:p text:style-name="P4">El sistema debe ser capaz de analizar el tráfico de red, identificar posibles ataques DDoS y generar alertas para notificar a los administradores de la red. Utiliza un enfoque basado en Machine Learning, lo que significa que, a medida que se recopilan más datos, el sistema mejora su capacidad para detectar ataques.</text:p>
      <text:h text:style-name="Heading_20_4" text:outline-level="4"><text:span text:style-name="Strong_20_Emphasis"><text:span text:style-name="T2">Requerimientos</text:span></text:span></text:h>
      <text:list xml:id="list4243226250" text:style-name="L9">
        <text:list-item>
          <text:p text:style-name="P45">Python 3.x </text:p>
        </text:list-item>
        <text:list-item>
          <text:p text:style-name="P39"><text:span text:style-name="T2">Bibliotecas de Machine Learning como </text:span><text:span text:style-name="Strong_20_Emphasis"><text:span text:style-name="T2">scikit-learn</text:span></text:span><text:span text:style-name="T2">, </text:span><text:span text:style-name="Strong_20_Emphasis"><text:span text:style-name="T2">TensorFlow</text:span></text:span><text:span text:style-name="T2"> o </text:span><text:span text:style-name="Strong_20_Emphasis"><text:span text:style-name="T2">Keras</text:span></text:span><text:span text:style-name="T2">. </text:span></text:p>
        </text:list-item>
        <text:list-item>
          <text:p text:style-name="P39"><text:span text:style-name="Strong_20_Emphasis"><text:span text:style-name="T2">pandas</text:span></text:span><text:span text:style-name="T2"> y </text:span><text:span text:style-name="Strong_20_Emphasis"><text:span text:style-name="T2">numpy</text:span></text:span><text:span text:style-name="T2"> para la manipulación de datos. </text:span></text:p>
        </text:list-item>
        <text:list-item>
          <text:p text:style-name="P39"><text:span text:style-name="Strong_20_Emphasis"><text:span text:style-name="T2">Scapy</text:span></text:span><text:span text:style-name="T2"> para la recopilación de paquetes de red. </text:span></text:p>
        </text:list-item>
        <text:list-item>
          <text:p text:style-name="P16">Conexión a una red para capturar tráfico en tiempo real. </text:p>
        </text:list-item>
      </text:list>
      <text:h text:style-name="Heading_20_4" text:outline-level="4"><text:span text:style-name="Strong_20_Emphasis"><text:span text:style-name="T2">Estructura del Proyecto</text:span></text:span></text:h>
      <text:list xml:id="list3368139398" text:style-name="L10">
        <text:list-item>
          <text:p text:style-name="P40"><text:span text:style-name="Strong_20_Emphasis"><text:span text:style-name="Source_20_Text"><text:span text:style-name="T2">ddos_detection.py</text:span></text:span></text:span><text:span text:style-name="T2">: Script principal que implementa la recopilación de datos y el entrenamiento del modelo de Machine Learning. </text:span></text:p>
        </text:list-item>
        <text:list-item>
          <text:p text:style-name="P40"><text:span text:style-name="Strong_20_Emphasis"><text:span text:style-name="Source_20_Text"><text:span text:style-name="T2">model.pkl</text:span></text:span></text:span><text:span text:style-name="T2">: Archivo del modelo entrenado de Machine Learning que detecta ataques DDoS. </text:span></text:p>
        </text:list-item>
        <text:list-item>
          <text:p text:style-name="P17"><text:span text:style-name="Strong_20_Emphasis"><text:span text:style-name="Source_20_Text"><text:span text:style-name="T2">README.md</text:span></text:span></text:span><text:span text:style-name="T2">: Instrucciones sobre cómo ejecutar el proyecto. </text:span></text:p>
        </text:list-item>
      </text:list>
      <text:p text:style-name="P1"/>
      <text:h text:style-name="Heading_20_4" text:outline-level="4"><text:span text:style-name="Strong_20_Emphasis"><text:span text:style-name="T2">Código del Proyecto</text:span></text:span></text:h>
      <text:list xml:id="list2316332549" text:style-name="L11">
        <text:list-item>
          <text:p text:style-name="P18"><text:span text:style-name="Strong_20_Emphasis"><text:span text:style-name="T2">Importación de Bibliotecas Necesarias</text:span></text:span><text:span text:style-name="T2">: </text:span></text:p>
        </text:list-item>
      </text:list>
      <text:p text:style-name="Preformatted_20_Text"><text:span text:style-name="Source_20_Text"><text:span text:style-name="T2">import scapy.all as scapy</text:span></text:span></text:p>
      <text:p text:style-name="Preformatted_20_Text"><text:span text:style-name="Source_20_Text"><text:span text:style-name="T2">import pandas as pd</text:span></text:span></text:p>
      <text:p text:style-name="Preformatted_20_Text"><text:span text:style-name="Source_20_Text"><text:span text:style-name="T2">import numpy as np</text:span></text:span></text:p>
      <text:p text:style-name="Preformatted_20_Text"><text:soft-page-break/><text:span text:style-name="Source_20_Text"><text:span text:style-name="T2">from sklearn.model_selection import train_test_split</text:span></text:span></text:p>
      <text:p text:style-name="Preformatted_20_Text"><text:span text:style-name="Source_20_Text"><text:span text:style-name="T2">from sklearn.ensemble import RandomForestClassifier</text:span></text:span></text:p>
      <text:p text:style-name="Preformatted_20_Text"><text:span text:style-name="Source_20_Text"><text:span text:style-name="T2">from sklearn.metrics import accuracy_score</text:span></text:span></text:p>
      <text:p text:style-name="P3"><text:span text:style-name="Source_20_Text"><text:span text:style-name="T2">import pickle</text:span></text:span></text:p>
      <text:list xml:id="list2330101002" text:style-name="L12">
        <text:list-item>
          <text:p text:style-name="P41"><text:span text:style-name="Strong_20_Emphasis"><text:span text:style-name="T2">scapy</text:span></text:span><text:span text:style-name="T2">: Utilizado para la captura de paquetes de red en tiempo real. </text:span></text:p>
        </text:list-item>
        <text:list-item>
          <text:p text:style-name="P41"><text:span text:style-name="Strong_20_Emphasis"><text:span text:style-name="T2">pandas</text:span></text:span><text:span text:style-name="T2"> y </text:span><text:span text:style-name="Strong_20_Emphasis"><text:span text:style-name="T2">numpy</text:span></text:span><text:span text:style-name="T2">: Utilizados para la manipulación de los datos recopilados. </text:span></text:p>
        </text:list-item>
        <text:list-item>
          <text:p text:style-name="P19"><text:span text:style-name="Strong_20_Emphasis"><text:span text:style-name="T2">scikit-learn</text:span></text:span><text:span text:style-name="T2">: Usado para entrenar y evaluar el modelo de Machine Learning. </text:span></text:p>
        </text:list-item>
      </text:list>
      <text:list xml:id="list3849173098" text:style-name="L13">
        <text:list-item>
          <text:p text:style-name="P20"><text:span text:style-name="Strong_20_Emphasis"><text:span text:style-name="T2">Captura de Paquetes con Scapy</text:span></text:span><text:span text:style-name="T2">: </text:span></text:p>
        </text:list-item>
      </text:list>
      <text:p text:style-name="P4">El siguiente fragmento de código captura los paquetes en la red y los procesa para detectar las características relevantes.</text:p>
      <text:p text:style-name="Preformatted_20_Text"><text:span text:style-name="Source_20_Text"><text:span text:style-name="T2">def capture_packets(interface="eth0"):</text:span></text:span></text:p>
      <text:p text:style-name="Preformatted_20_Text"><text:span text:style-name="Source_20_Text"><text:span text:style-name="T2"><text:s text:c="4"/>packets = scapy.sniff(iface=interface, count=1000) <text:s/># Captura 1000 paquetes</text:span></text:span></text:p>
      <text:p text:style-name="P3"><text:span text:style-name="Source_20_Text"><text:span text:style-name="T2"><text:s text:c="4"/>return packets</text:span></text:span></text:p>
      <text:list xml:id="list1936628401" text:style-name="L14">
        <text:list-item>
          <text:p text:style-name="P42"><text:span text:style-name="Strong_20_Emphasis"><text:span text:style-name="Source_20_Text"><text:span text:style-name="T2">scapy.sniff()</text:span></text:span></text:span><text:span text:style-name="T2">: Captura paquetes de la red. </text:span></text:p>
        </text:list-item>
        <text:list-item>
          <text:p text:style-name="P21"><text:span text:style-name="Strong_20_Emphasis"><text:span text:style-name="Source_20_Text"><text:span text:style-name="T2">iface</text:span></text:span></text:span><text:span text:style-name="T2">: Interfaz de red que se va a utilizar para la captura de paquetes (puede ser </text:span><text:span text:style-name="Source_20_Text"><text:span text:style-name="T2">eth0</text:span></text:span><text:span text:style-name="T2"> o </text:span><text:span text:style-name="Source_20_Text"><text:span text:style-name="T2">wlan0</text:span></text:span><text:span text:style-name="T2">, dependiendo de la red y el sistema). </text:span></text:p>
        </text:list-item>
      </text:list>
      <text:list xml:id="list3713323904" text:style-name="L15">
        <text:list-item>
          <text:p text:style-name="P22"><text:span text:style-name="Strong_20_Emphasis"><text:span text:style-name="T2">Extracción de Características de los Paquetes</text:span></text:span><text:span text:style-name="T2">: </text:span></text:p>
        </text:list-item>
      </text:list>
      <text:p text:style-name="P4">En esta sección, extraemos las características relevantes de cada paquete para su posterior análisis con Machine Learning. Por ejemplo, la longitud del paquete, la dirección IP de origen, y el número de paquetes por segundo.</text:p>
      <text:p text:style-name="Preformatted_20_Text"><text:span text:style-name="Source_20_Text"><text:span text:style-name="T2">def extract_features(packets):</text:span></text:span></text:p>
      <text:p text:style-name="Preformatted_20_Text"><text:span text:style-name="Source_20_Text"><text:span text:style-name="T2"><text:s text:c="4"/>features = []</text:span></text:span></text:p>
      <text:p text:style-name="Preformatted_20_Text"><text:span text:style-name="Source_20_Text"><text:span text:style-name="T2"><text:s text:c="4"/>for packet in packets:</text:span></text:span></text:p>
      <text:p text:style-name="Preformatted_20_Text"><text:span text:style-name="Source_20_Text"><text:span text:style-name="T2"><text:s text:c="8"/>packet_features = {}</text:span></text:span></text:p>
      <text:p text:style-name="Preformatted_20_Text"><text:span text:style-name="Source_20_Text"><text:span text:style-name="T2"><text:s text:c="8"/>packet_features['length'] = len(packet)</text:span></text:span></text:p>
      <text:p text:style-name="Preformatted_20_Text"><text:span text:style-name="Source_20_Text"><text:span text:style-name="T2"><text:s text:c="8"/>packet_features['protocol'] = packet.proto</text:span></text:span></text:p>
      <text:p text:style-name="Preformatted_20_Text"><text:span text:style-name="Source_20_Text"><text:span text:style-name="T2"><text:s text:c="8"/>packet_features['src_ip'] = packet.src</text:span></text:span></text:p>
      <text:p text:style-name="Preformatted_20_Text"><text:span text:style-name="Source_20_Text"><text:span text:style-name="T2"><text:s text:c="8"/>packet_features['dst_ip'] = packet.dst</text:span></text:span></text:p>
      <text:p text:style-name="Preformatted_20_Text"><text:span text:style-name="Source_20_Text"><text:span text:style-name="T2"><text:s text:c="8"/>features.append(packet_features)</text:span></text:span></text:p>
      <text:p text:style-name="P3"><text:span text:style-name="Source_20_Text"><text:span text:style-name="T2"><text:s text:c="4"/>return pd.DataFrame(features)</text:span></text:span></text:p>
      <text:list xml:id="list904416686" text:style-name="L16">
        <text:list-item>
          <text:p text:style-name="P43"><text:span text:style-name="Strong_20_Emphasis"><text:span text:style-name="Source_20_Text"><text:span text:style-name="T2">len(packet)</text:span></text:span></text:span><text:span text:style-name="T2">: Longitud del paquete. </text:span></text:p>
        </text:list-item>
        <text:list-item>
          <text:p text:style-name="P43"><text:span text:style-name="Strong_20_Emphasis"><text:span text:style-name="Source_20_Text"><text:span text:style-name="T2">packet.proto</text:span></text:span></text:span><text:span text:style-name="T2">: El protocolo utilizado (TCP, UDP, etc.). </text:span></text:p>
        </text:list-item>
        <text:list-item>
          <text:p text:style-name="P23"><text:span text:style-name="Strong_20_Emphasis"><text:span text:style-name="Source_20_Text"><text:span text:style-name="T2">packet.src</text:span></text:span></text:span><text:span text:style-name="Strong_20_Emphasis"><text:span text:style-name="T2"> y </text:span></text:span><text:span text:style-name="Strong_20_Emphasis"><text:span text:style-name="Source_20_Text"><text:span text:style-name="T2">packet.dst</text:span></text:span></text:span><text:span text:style-name="T2">: Direcciones IP de origen y destino. </text:span></text:p>
        </text:list-item>
      </text:list>
      <text:list xml:id="list3388375235" text:style-name="L17">
        <text:list-item>
          <text:p text:style-name="P24"><text:span text:style-name="Strong_20_Emphasis"><text:span text:style-name="T2">Etiquetado de Datos</text:span></text:span><text:span text:style-name="T2">: </text:span></text:p>
        </text:list-item>
      </text:list>
      <text:p text:style-name="P4">Para entrenar el modelo, necesitamos etiquetar los datos como "normal" o "ataque DDoS". Esto puede hacerse manualmente al observar los patrones en el tráfico o mediante el uso de datos históricos de ataques DDoS.</text:p>
      <text:p text:style-name="Preformatted_20_Text"><text:span text:style-name="Source_20_Text"><text:span text:style-name="T2">def label_data(features):</text:span></text:span></text:p>
      <text:p text:style-name="Preformatted_20_Text"><text:soft-page-break/><text:span text:style-name="Source_20_Text"><text:span text:style-name="T2"><text:s text:c="4"/>labels = []</text:span></text:span></text:p>
      <text:p text:style-name="Preformatted_20_Text"><text:span text:style-name="Source_20_Text"><text:span text:style-name="T2"><text:s text:c="4"/>for _, row in features.iterrows():</text:span></text:span></text:p>
      <text:p text:style-name="Preformatted_20_Text"><text:span text:style-name="Source_20_Text"><text:span text:style-name="T2"><text:s text:c="8"/>if row['length'] &gt; 1000 and row['protocol'] == 6: <text:s/># Ejemplo de un patrón</text:span></text:span></text:p>
      <text:p text:style-name="Preformatted_20_Text"><text:span text:style-name="Source_20_Text"><text:span text:style-name="T2"><text:s text:c="12"/>labels.append('DDoS')</text:span></text:span></text:p>
      <text:p text:style-name="Preformatted_20_Text"><text:span text:style-name="Source_20_Text"><text:span text:style-name="T2"><text:s text:c="8"/>else:</text:span></text:span></text:p>
      <text:p text:style-name="Preformatted_20_Text"><text:span text:style-name="Source_20_Text"><text:span text:style-name="T2"><text:s text:c="12"/>labels.append('Normal')</text:span></text:span></text:p>
      <text:p text:style-name="P3"><text:span text:style-name="Source_20_Text"><text:span text:style-name="T2"><text:s text:c="4"/>return labels</text:span></text:span></text:p>
      <text:list xml:id="list605120814" text:style-name="L18">
        <text:list-item>
          <text:p text:style-name="P25"><text:span text:style-name="Strong_20_Emphasis"><text:span text:style-name="Source_20_Text"><text:span text:style-name="T2">length &gt; 1000</text:span></text:span></text:span><text:span text:style-name="Strong_20_Emphasis"><text:span text:style-name="T2"> y </text:span></text:span><text:span text:style-name="Strong_20_Emphasis"><text:span text:style-name="Source_20_Text"><text:span text:style-name="T2">protocol == 6</text:span></text:span></text:span><text:span text:style-name="T2">: En este caso, hemos tomado como ejemplo que los ataques DDoS suelen involucrar paquetes grandes con protocolo TCP (código de protocolo 6). Esta es solo una condición simplificada; en un caso real, se necesitarían patrones más complejos. </text:span></text:p>
        </text:list-item>
      </text:list>
      <text:list xml:id="list3024110799" text:style-name="L19">
        <text:list-item>
          <text:p text:style-name="P26"><text:span text:style-name="Strong_20_Emphasis"><text:span text:style-name="T2">Entrenamiento del Modelo</text:span></text:span><text:span text:style-name="T2">: </text:span></text:p>
        </text:list-item>
      </text:list>
      <text:p text:style-name="P4">Con los datos etiquetados, ahora entrenamos un modelo de Machine Learning utilizando un clasificador de Random Forest. Este modelo aprenderá a diferenciar entre tráfico normal y tráfico DDoS.</text:p>
      <text:p text:style-name="Preformatted_20_Text"><text:span text:style-name="Source_20_Text"><text:span text:style-name="T2">def train_model(features, labels):</text:span></text:span></text:p>
      <text:p text:style-name="Preformatted_20_Text"><text:span text:style-name="Source_20_Text"><text:span text:style-name="T2"><text:s text:c="4"/>X_train, X_test, y_train, y_test = train_test_split(features, labels, test_size=0.2)</text:span></text:span></text:p>
      <text:p text:style-name="Preformatted_20_Text"><text:span text:style-name="Source_20_Text"><text:span text:style-name="T2"><text:s text:c="4"/>model = RandomForestClassifier(n_estimators=100)</text:span></text:span></text:p>
      <text:p text:style-name="Preformatted_20_Text"><text:span text:style-name="Source_20_Text"><text:span text:style-name="T2"><text:s text:c="4"/>model.fit(X_train, y_train)</text:span></text:span></text:p>
      <text:p text:style-name="P2"/>
      <text:p text:style-name="Preformatted_20_Text"><text:span text:style-name="Source_20_Text"><text:span text:style-name="T2"><text:s text:c="4"/># Evaluación del modelo</text:span></text:span></text:p>
      <text:p text:style-name="Preformatted_20_Text"><text:span text:style-name="Source_20_Text"><text:span text:style-name="T2"><text:s text:c="4"/>predictions = model.predict(X_test)</text:span></text:span></text:p>
      <text:p text:style-name="Preformatted_20_Text"><text:span text:style-name="Source_20_Text"><text:span text:style-name="T2"><text:s text:c="4"/>accuracy = accuracy_score(y_test, predictions)</text:span></text:span></text:p>
      <text:p text:style-name="Preformatted_20_Text"><text:span text:style-name="Source_20_Text"><text:span text:style-name="T2"><text:s text:c="4"/>print(f"Precisión del modelo: {accuracy * 100:.2f}%")</text:span></text:span></text:p>
      <text:p text:style-name="P2"/>
      <text:p text:style-name="Preformatted_20_Text"><text:span text:style-name="Source_20_Text"><text:span text:style-name="T2"><text:s text:c="4"/># Guardar el modelo entrenado</text:span></text:span></text:p>
      <text:p text:style-name="Preformatted_20_Text"><text:span text:style-name="Source_20_Text"><text:span text:style-name="T2"><text:s text:c="4"/>with open('model.pkl', 'wb') as model_file:</text:span></text:span></text:p>
      <text:p text:style-name="P3"><text:span text:style-name="Source_20_Text"><text:span text:style-name="T2"><text:s text:c="8"/>pickle.dump(model, model_file)</text:span></text:span></text:p>
      <text:list xml:id="list2332110784" text:style-name="L20">
        <text:list-item>
          <text:p text:style-name="P44"><text:span text:style-name="Strong_20_Emphasis"><text:span text:style-name="Source_20_Text"><text:span text:style-name="T2">train_test_split()</text:span></text:span></text:span><text:span text:style-name="T2">: Divide los datos en un conjunto de entrenamiento y uno de prueba. </text:span></text:p>
        </text:list-item>
        <text:list-item>
          <text:p text:style-name="P44"><text:span text:style-name="Strong_20_Emphasis"><text:span text:style-name="Source_20_Text"><text:span text:style-name="T2">RandomForestClassifier</text:span></text:span></text:span><text:span text:style-name="T2">: Algoritmo de clasificación basado en bosques aleatorios, que es adecuado para este tipo de clasificación. </text:span></text:p>
        </text:list-item>
        <text:list-item>
          <text:p text:style-name="P27"><text:span text:style-name="Strong_20_Emphasis"><text:span text:style-name="Source_20_Text"><text:span text:style-name="T2">accuracy_score()</text:span></text:span></text:span><text:span text:style-name="T2">: Métrica de precisión para evaluar el rendimiento del modelo. </text:span></text:p>
        </text:list-item>
      </text:list>
      <text:list xml:id="list3609975839" text:style-name="L21">
        <text:list-item>
          <text:p text:style-name="P28"><text:span text:style-name="Strong_20_Emphasis"><text:span text:style-name="T2">Predicción en Tiempo Real</text:span></text:span><text:span text:style-name="T2">: </text:span></text:p>
        </text:list-item>
      </text:list>
      <text:p text:style-name="P4">Con el modelo entrenado, podemos usarlo para predecir si el tráfico capturado en tiempo real es un ataque DDoS.</text:p>
      <text:p text:style-name="Preformatted_20_Text"><text:span text:style-name="Source_20_Text"><text:span text:style-name="T2">def predict_traffic(model, packets):</text:span></text:span></text:p>
      <text:p text:style-name="Preformatted_20_Text"><text:span text:style-name="Source_20_Text"><text:span text:style-name="T2"><text:s text:c="4"/>features = extract_features(packets)</text:span></text:span></text:p>
      <text:p text:style-name="Preformatted_20_Text"><text:span text:style-name="Source_20_Text"><text:span text:style-name="T2"><text:s text:c="4"/>labels = model.predict(features)</text:span></text:span></text:p>
      <text:p text:style-name="P3"><text:span text:style-name="Source_20_Text"><text:span text:style-name="T2"><text:s text:c="4"/>return labels</text:span></text:span></text:p>
      <text:list xml:id="list907524190" text:style-name="L22">
        <text:list-item>
          <text:p text:style-name="P29"><text:soft-page-break/><text:span text:style-name="Strong_20_Emphasis"><text:span text:style-name="Source_20_Text"><text:span text:style-name="T2">model.predict(features)</text:span></text:span></text:span><text:span text:style-name="T2">: Utiliza el modelo entrenado para hacer predicciones sobre el tráfico de red. </text:span></text:p>
        </text:list-item>
      </text:list>
      <text:list xml:id="list2877411474" text:style-name="L23">
        <text:list-item>
          <text:p text:style-name="P30"><text:span text:style-name="Strong_20_Emphasis"><text:span text:style-name="T2">Ejecución del Proyecto</text:span></text:span><text:span text:style-name="T2">: </text:span></text:p>
        </text:list-item>
      </text:list>
      <text:p text:style-name="P4">El flujo completo del proyecto se ejecuta en el siguiente código:</text:p>
      <text:p text:style-name="Preformatted_20_Text"><text:span text:style-name="Source_20_Text"><text:span text:style-name="T2">if __name__ == "__main__":</text:span></text:span></text:p>
      <text:p text:style-name="Preformatted_20_Text"><text:span text:style-name="Source_20_Text"><text:span text:style-name="T2"><text:s text:c="4"/># Paso 1: Capturar paquetes de red</text:span></text:span></text:p>
      <text:p text:style-name="Preformatted_20_Text"><text:span text:style-name="Source_20_Text"><text:span text:style-name="T2"><text:s text:c="4"/>packets = capture_packets()</text:span></text:span></text:p>
      <text:p text:style-name="P2"/>
      <text:p text:style-name="Preformatted_20_Text"><text:span text:style-name="Source_20_Text"><text:span text:style-name="T2"><text:s text:c="4"/># Paso 2: Extraer características de los paquetes</text:span></text:span></text:p>
      <text:p text:style-name="Preformatted_20_Text"><text:span text:style-name="Source_20_Text"><text:span text:style-name="T2"><text:s text:c="4"/>features = extract_features(packets)</text:span></text:span></text:p>
      <text:p text:style-name="P2"/>
      <text:p text:style-name="Preformatted_20_Text"><text:span text:style-name="Source_20_Text"><text:span text:style-name="T2"><text:s text:c="4"/># Paso 3: Cargar el modelo entrenado</text:span></text:span></text:p>
      <text:p text:style-name="Preformatted_20_Text"><text:span text:style-name="Source_20_Text"><text:span text:style-name="T2"><text:s text:c="4"/>with open('model.pkl', 'rb') as model_file:</text:span></text:span></text:p>
      <text:p text:style-name="Preformatted_20_Text"><text:span text:style-name="Source_20_Text"><text:span text:style-name="T2"><text:s text:c="8"/>model = pickle.load(model_file)</text:span></text:span></text:p>
      <text:p text:style-name="P2"/>
      <text:p text:style-name="Preformatted_20_Text"><text:span text:style-name="Source_20_Text"><text:span text:style-name="T2"><text:s text:c="4"/># Paso 4: Hacer predicciones</text:span></text:span></text:p>
      <text:p text:style-name="Preformatted_20_Text"><text:span text:style-name="Source_20_Text"><text:span text:style-name="T2"><text:s text:c="4"/>labels = predict_traffic(model, packets)</text:span></text:span></text:p>
      <text:p text:style-name="P2"/>
      <text:p text:style-name="Preformatted_20_Text"><text:span text:style-name="Source_20_Text"><text:span text:style-name="T2"><text:s text:c="4"/># Paso 5: Mostrar las predicciones</text:span></text:span></text:p>
      <text:p text:style-name="Preformatted_20_Text"><text:span text:style-name="Source_20_Text"><text:span text:style-name="T2"><text:s text:c="4"/>for i, label in enumerate(labels):</text:span></text:span></text:p>
      <text:p text:style-name="P3"><text:span text:style-name="Source_20_Text"><text:span text:style-name="T2"><text:s text:c="8"/>print(f"Paquete {i+1}: {label}")</text:span></text:span></text:p>
      <text:p text:style-name="P1"/>
      <text:h text:style-name="Heading_20_4" text:outline-level="4"><text:span text:style-name="Strong_20_Emphasis"><text:span text:style-name="T2">Posibles Mejoras</text:span></text:span></text:h>
      <text:list xml:id="list468664756" text:style-name="L24">
        <text:list-item>
          <text:p text:style-name="P31"><text:span text:style-name="Strong_20_Emphasis"><text:span text:style-name="T2">Mejora en la Extracción de Características</text:span></text:span><text:span text:style-name="T2">: Agregar más características, como la cantidad de paquetes enviados desde una dirección IP específica en un corto período de tiempo, que puede ser un indicio de un ataque DDoS.</text:span></text:p>
        </text:list-item>
        <text:list-item>
          <text:p text:style-name="P31"><text:span text:style-name="Strong_20_Emphasis"><text:span text:style-name="T2">Análisis de Tráfico en Tiempo Real</text:span></text:span><text:span text:style-name="T2">: Mejorar la captura de datos en tiempo real usando un sistema de monitoreo continuo, tal vez implementando un sistema de alertas cuando se detecte un ataque.</text:span></text:p>
        </text:list-item>
        <text:list-item>
          <text:p text:style-name="P31"><text:span text:style-name="Strong_20_Emphasis"><text:span text:style-name="T2">Uso de Redes Neuronales</text:span></text:span><text:span text:style-name="T2">: Implementar redes neuronales profundas (DNN) para mejorar la capacidad de detección mediante la adición de capas ocultas y técnicas avanzadas de Machine Learning.</text:span></text:p>
        </text:list-item>
      </text:list>
      <text:p text:style-name="P1"/>
      <text:h text:style-name="Heading_20_4" text:outline-level="4"><text:span text:style-name="Strong_20_Emphasis"><text:span text:style-name="T2">Conclusión</text:span></text:span></text:h>
      <text:p text:style-name="P4">Este proyecto proporciona una forma efectiva de detectar ataques DDoS utilizando Machine Learning. A medida que más datos son recopilados y el modelo es entrenado con más ejemplos de tráfico normal y ataques, su capacidad para identificar intentos de ataques DDoS mejora significativamente. Este es un gran <text:soft-page-break/>proyecto para aplicar Machine Learning en ciberseguridad, específicamente en la protección contra amenazas de denegación de servicio distribuidas.</text:p>
      <text:p text:style-name="P1"/>
      <text:p text:style-name="Text_20_body"><text:span text:style-name="T2">Con este proyecto hemos terminado el desglose detallado del </text:span><text:span text:style-name="Strong_20_Emphasis"><text:span text:style-name="T2">proyecto 69</text:span></text:span><text:span text:style-name="T2">. Si deseas que continúe con el siguiente proyecto, solo avísame.</text:span></text:p>
      <text:p text:style-name="P4"><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6T02:28:04.746000000</meta:creation-date>
    <dc:date>2025-01-06T02:43:18.402000000</dc:date>
    <meta:editing-duration>PT10M13S</meta:editing-duration>
    <meta:editing-cycles>4</meta:editing-cycles>
    <meta:generator>Trio_Office/6.2.8.2$Windows_x86 LibreOffice_project/</meta:generator>
    <meta:document-statistic meta:table-count="0" meta:image-count="0" meta:object-count="0" meta:page-count="5" meta:paragraph-count="105" meta:word-count="1005" meta:character-count="7163" meta:non-whitespace-character-count="6032"/>
  </office:meta>
</office:document-meta>
</file>